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2000001F90000006CB8AD8BB4.eps"/>
  <manifest:file-entry manifest:media-type="" manifest:full-path="Pictures/200000020000021C000001E32A99448F.eps"/>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667in" fo:margin-left="0in" fo:margin-right="2.6583in" table:align="margins"/>
    </style:style>
    <style:style style:name="Table1.A" style:family="table-column">
      <style:table-column-properties style:column-width="1.875in" style:rel-column-width="28799*"/>
    </style:style>
    <style:style style:name="Table1.B" style:family="table-column">
      <style:table-column-properties style:column-width="1.1111in" style:rel-column-width="17066*"/>
    </style:style>
    <style:style style:name="Table1.C" style:family="table-column">
      <style:table-column-properties style:column-width="1.2806in" style:rel-column-width="1967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left="0in" fo:margin-right="0in" fo:text-indent="0in" style:auto-text-indent="false"/>
      <style:text-properties fo:font-size="12pt" style:font-size-asian="12pt" style:font-size-complex="12pt"/>
    </style:style>
    <style:style style:name="P7" style:family="paragraph" style:parent-style-name="Standard">
      <style:paragraph-properties fo:margin-left="0in" fo:margin-right="0in" fo:text-indent="0in" style:auto-text-indent="false"/>
      <style:text-properties fo:font-size="14pt" style:font-size-asian="14pt" style:font-size-complex="14pt"/>
    </style:style>
    <style:style style:name="P8" style:family="paragraph" style:parent-style-name="Standard">
      <style:paragraph-properties fo:break-before="page"/>
      <style:text-properties fo:font-size="14pt" style:font-size-asian="14pt" style:font-size-complex="14pt"/>
    </style:style>
    <style:style style:name="P9" style:family="paragraph" style:parent-style-name="Standard">
      <style:paragraph-properties fo:break-before="page"/>
      <style:text-properties fo:font-size="16pt" style:font-size-asian="16pt" style:font-size-complex="16pt"/>
    </style:style>
    <style:style style:name="P10" style:family="paragraph" style:parent-style-name="Standard">
      <style:text-properties fo:font-size="14pt" style:font-size-asian="14pt" style:font-size-complex="14pt"/>
    </style:style>
    <style:style style:name="P11" style:family="paragraph" style:parent-style-name="Standard" style:list-style-name="L1">
      <style:text-properties fo:font-size="14pt" style:font-size-asian="14pt" style:font-size-complex="14pt"/>
    </style:style>
    <style:style style:name="P12" style:family="paragraph" style:parent-style-name="Standard">
      <style:text-properties fo:font-size="12pt" style:font-size-asian="12pt" style:font-size-complex="12pt"/>
    </style:style>
    <style:style style:name="P13" style:family="paragraph" style:parent-style-name="Standard" style:list-style-name="L2">
      <style:text-properties fo:font-size="12pt" style:font-size-asian="12pt" style:font-size-complex="12pt"/>
    </style:style>
    <style:style style:name="P14" style:family="paragraph" style:parent-style-name="Standard" style:list-style-name="L3">
      <style:text-properties fo:font-size="12pt" style:font-size-asian="12pt" style:font-size-complex="12pt"/>
    </style:style>
    <style:style style:name="P15" style:family="paragraph" style:parent-style-name="Standard" style:list-style-name="L4">
      <style:text-properties fo:font-size="12pt" style:font-size-asian="12pt" style:font-size-complex="12pt"/>
    </style:style>
    <style:style style:name="P16" style:family="paragraph" style:parent-style-name="Standard" style:list-style-name="L5">
      <style:text-properties fo:font-size="12pt" style:font-size-asian="12pt" style:font-size-complex="12pt"/>
    </style:style>
    <style:style style:name="P17" style:family="paragraph" style:parent-style-name="Standard" style:list-style-name="L6">
      <style:text-properties fo:font-size="12pt" style:font-size-asian="12pt" style:font-size-complex="12pt"/>
    </style:style>
    <style:style style:name="P18" style:family="paragraph" style:parent-style-name="Standard" style:list-style-name="L7">
      <style:text-properties fo:font-size="12pt" style:font-size-asian="12pt" style:font-size-complex="12pt"/>
    </style:style>
    <style:style style:name="P19" style:family="paragraph" style:parent-style-name="Standard" style:list-style-name="L31">
      <style:text-properties fo:font-size="12pt" style:font-size-asian="12pt" style:font-size-complex="12pt"/>
    </style:style>
    <style:style style:name="P20" style:family="paragraph" style:parent-style-name="Standard" style:list-style-name="L32">
      <style:text-properties fo:font-size="12pt" style:font-size-asian="12pt" style:font-size-complex="12pt"/>
    </style:style>
    <style:style style:name="P21" style:family="paragraph" style:parent-style-name="Standard" style:list-style-name="L33">
      <style:text-properties fo:font-size="12pt" style:font-size-asian="12pt" style:font-size-complex="12pt"/>
    </style:style>
    <style:style style:name="P22" style:family="paragraph" style:parent-style-name="Standard" style:list-style-name="L34">
      <style:text-properties fo:font-size="12pt" style:font-size-asian="12pt" style:font-size-complex="12pt"/>
    </style:style>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3"/>
    <style:style style:name="P29" style:family="paragraph" style:parent-style-name="Standard" style:list-style-name="L14"/>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22"/>
    <style:style style:name="P38" style:family="paragraph" style:parent-style-name="Standard" style:list-style-name="L23"/>
    <style:style style:name="P39" style:family="paragraph" style:parent-style-name="Standard" style:list-style-name="L24"/>
    <style:style style:name="P40" style:family="paragraph" style:parent-style-name="Standard" style:list-style-name="L25"/>
    <style:style style:name="P41" style:family="paragraph" style:parent-style-name="Standard" style:list-style-name="L26"/>
    <style:style style:name="P42" style:family="paragraph" style:parent-style-name="Standard" style:list-style-name="L27"/>
    <style:style style:name="P43" style:family="paragraph" style:parent-style-name="Standard" style:list-style-name="L28"/>
    <style:style style:name="P44" style:family="paragraph" style:parent-style-name="Standard" style:list-style-name="L29"/>
    <style:style style:name="P45" style:family="paragraph" style:parent-style-name="Standard" style:list-style-name="L30"/>
    <style:style style:name="P46" style:family="paragraph" style:parent-style-name="Standard" style:list-style-name="L31"/>
    <style:style style:name="P47" style:family="paragraph" style:parent-style-name="Standard">
      <style:text-properties fo:font-size="16pt" style:font-size-asian="16pt" style:font-size-complex="16pt"/>
    </style:style>
    <style:style style:name="P48" style:family="paragraph" style:parent-style-name="Standard">
      <style:paragraph-properties fo:break-before="page"/>
    </style:style>
    <style:style style:name="P49" style:family="paragraph" style:parent-style-name="Standard">
      <style:paragraph-properties fo:break-before="page"/>
      <style:text-properties fo:font-size="14pt" style:font-size-asian="14pt" style:font-size-complex="14pt"/>
    </style:style>
    <style:style style:name="P50" style:family="paragraph" style:parent-style-name="Standard">
      <style:paragraph-properties fo:break-before="page"/>
      <style:text-properties fo:font-size="16pt" style:font-size-asian="16pt" style:font-size-complex="16pt"/>
    </style:style>
    <style:style style:name="P51" style:family="paragraph" style:parent-style-name="Standard">
      <style:paragraph-properties fo:margin-left="0in" fo:margin-right="0in" fo:text-indent="0in" style:auto-text-indent="false"/>
      <style:text-properties fo:font-size="12pt" style:font-size-asian="12pt" style:font-size-complex="12pt"/>
    </style:style>
    <style:style style:name="P52" style:family="paragraph" style:parent-style-name="Standard">
      <style:paragraph-properties fo:margin-left="0.4925in" fo:margin-right="0in" fo:text-indent="0in" style:auto-text-indent="false"/>
    </style:style>
    <style:style style:name="P53" style:family="paragraph" style:parent-style-name="Standard">
      <style:paragraph-properties fo:margin-left="0.4925in" fo:margin-right="0in" fo:text-indent="0in" style:auto-text-indent="false"/>
      <style:text-properties fo:font-size="12pt" style:font-size-asian="12pt" style:font-size-complex="12pt"/>
    </style:style>
    <style:style style:name="P54" style:family="paragraph" style:parent-style-name="Table_20_Contents">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duct Specification</text:p>
      <text:p text:style-name="P3"/>
      <text:p text:style-name="P1">Product name: Premium Operations</text:p>
      <text:p text:style-name="P1">Product nickname: POPS</text:p>
      <text:p text:style-name="P1">Product function: Operations simulation software for model railroading</text:p>
      <text:p text:style-name="P2"/>
      <text:p text:style-name="P7">Chapters:</text:p>
      <text:list xml:id="list4712035117432863011" text:style-name="L1">
        <text:list-item>
          <text:p text:style-name="P11"><text:a xlink:type="simple" xlink:href="#Chapter 1" text:style-name="Internet_20_link" text:visited-style-name="Visited_20_Internet_20_Link">Overview</text:a></text:p>
        </text:list-item>
        <text:list-item>
          <text:p text:style-name="P11"><text:a xlink:type="simple" xlink:href="#Chapter 2" text:style-name="Internet_20_link" text:visited-style-name="Visited_20_Internet_20_Link">Technology</text:a></text:p>
        </text:list-item>
        <text:list-item>
          <text:p text:style-name="P11">Framework</text:p>
        </text:list-item>
        <text:list-item>
          <text:p text:style-name="P11">Forms – Administrator</text:p>
        </text:list-item>
        <text:list-item>
          <text:p text:style-name="P11">Forms – Director</text:p>
        </text:list-item>
        <text:list-item>
          <text:p text:style-name="P11">Appendix</text:p>
        </text:list-item>
      </text:list>
      <text:p text:style-name="P3"/>
      <text:p text:style-name="P9"><text:bookmark text:name="Chapter 1"/>Chapter 1 - Overview</text:p>
      <text:p text:style-name="P3"/>
      <text:p text:style-name="P1">Brief Blurb-</text:p>
      <text:p text:style-name="P1"/>
      <text:p text:style-name="P2">Railroad operations vary greatly by country, region, railroad, and era modeled. But they all have some practices in common, even though they may be called different things. POPS will try to capture those common practices and allow the user to rename them to suit. POPS will provide easy addition of features not included in its base functionality, probably following some sort of plugin strategy.</text:p>
      <text:p text:style-name="P2"/>
      <text:p text:style-name="P1">Design Criteria-</text:p>
      <text:p text:style-name="P2"/>
      <text:list xml:id="list4467779653078580422" text:style-name="L2">
        <text:list-item>
          <text:p text:style-name="P13">Amplify the entertainment value of model railroading.</text:p>
        </text:list-item>
        <text:list-item>
          <text:p text:style-name="P13">Keep the focus on the operators.</text:p>
        </text:list-item>
        <text:list-item>
          <text:p text:style-name="P13">POPS should be intuitive and railroady.</text:p>
        </text:list-item>
        <text:list-item>
          <text:p text:style-name="P13">A 'first principles' project, built from a knowledge of railroad operations.</text:p>
        </text:list-item>
        <text:list-item>
          <text:p text:style-name="P13">Any complexity should lie with the operation of the model railroad, not the operation of POPS.</text:p>
        </text:list-item>
        <text:list-item>
          <text:p text:style-name="P13">The administrator should not be a partner in computer programming, unless they want to be.</text:p>
        </text:list-item>
        <text:list-item>
          <text:p text:style-name="P13">Support internationalization, maybe also localization.</text:p>
        </text:list-item>
        <text:list-item>
          <text:p text:style-name="P13">Should be extensible by the user.</text:p>
        </text:list-item>
        <text:list-item>
          <text:p text:style-name="P13">POPS will not be all things to all people.</text:p>
        </text:list-item>
      </text:list>
      <text:p text:style-name="P2"/>
      <text:p text:style-name="P1">Base Functionality-</text:p>
      <text:p text:style-name="P2">Common features of railroads</text:p>
      <text:list xml:id="list1060023576688742189" text:style-name="L3">
        <text:list-item>
          <text:p text:style-name="P14">Track authority to operate.</text:p>
        </text:list-item>
        <text:list-item>
          <text:p text:style-name="P14">Time table and schedule.</text:p>
        </text:list-item>
        <text:list-item>
          <text:p text:style-name="P14">Three types of trains.</text:p>
        </text:list-item>
        <text:list-item>
          <text:p text:style-name="P14">Four types of service.</text:p>
        </text:list-item>
        <text:list-item>
          <text:p text:style-name="P14">Crew pools.</text:p>
        </text:list-item>
        <text:list-item>
          <text:p text:style-name="P14">Reporting by Train list, work order, and switch list.</text:p>
        </text:list-item>
        <text:list-item>
          <text:p text:style-name="P14">Lines of communication.</text:p>
        </text:list-item>
      </text:list>
      <text:p text:style-name="P2"/>
      <text:p text:style-name="P1">Core Functionality-</text:p>
      <text:p text:style-name="P2">The structure of POPS</text:p>
      <text:list xml:id="list30602936" text:continue-numbering="true" text:style-name="L3">
        <text:list-item>
          <text:p text:style-name="P14">Separate administration and operation functions. For a given railroad, its status is that it is being edited or operated, not both.</text:p>
        </text:list-item>
        <text:list-item>
          <text:p text:style-name="P14">Users of POPS will be organized along a hierarchical structure.</text:p>
        </text:list-item>
        <text:list-item>
          <text:p text:style-name="P14">For a given operating session, POPS will be adaptable to the number of users available.</text:p>
        </text:list-item>
        <text:list-item>
          <text:p text:style-name="P14">Clearly defined user roles.</text:p>
        </text:list-item>
        <text:list-item>
          <text:p text:style-name="P14">A user can assume more than one role.</text:p>
        </text:list-item>
      </text:list>
      <text:p text:style-name="P2"/>
      <text:p text:style-name="P2"/>
      <text:p text:style-name="P2"/>
      <text:p text:style-name="P1"/>
      <text:p text:style-name="P8"><text:bookmark text:name="Chapter 2"/>Chapter 2 - Technology</text:p>
      <text:p text:style-name="P2"/>
      <text:p text:style-name="P2">POPS will be built as a multi user web app. The intent is for it to sit on a small web server connected to a private LAN belonging to a model railroad club or individual. Access will be from desktop computers, tablets, or cell phones through those devices web browser of choice. In that sense there will be no centralized one iteration of POPS available over the web, rather each owner will maintain their own local copy.</text:p>
      <text:p text:style-name="P2"/>
      <text:p text:style-name="P2">POPS will be coded in Python 3.latest using the Django 5.latest web app extension. It is a priority to keep dependencies to a minimum, relying on the least number of third parties possible, traded against the desire to actually finish this project.</text:p>
      <text:p text:style-name="P2"/>
      <text:p text:style-name="P2">POPS will be as modular as possible, allowing others easy access to extending the code.</text:p>
      <text:p text:style-name="P2">It will be available on GitHub as a package.</text:p>
      <text:p text:style-name="P2"/>
      <text:p text:style-name="P2">Look into integrating Loco Net, and fast time clocks.</text:p>
      <text:p text:style-name="P6"/>
      <text:p text:style-name="P1">Databases-</text:p>
      <text:p text:style-name="P2"/>
      <text:p text:style-name="P2">Each railroad gets its own database. Though the content is different, the structure of each database is identical.</text:p>
      <text:p text:style-name="Standard"><text:span text:style-name="T1">Each database will have the following tables:</text:span></text:p>
      <text:p text:style-name="P52">divisions</text:p>
      <text:p text:style-name="P52">locations</text:p>
      <text:p text:style-name="P52">trackGroups</text:p>
      <text:p text:style-name="P52">tracks</text:p>
      <text:p text:style-name="P52">crewSegments</text:p>
      <text:p text:style-name="P52">trains</text:p>
      <text:p text:style-name="P52">restrictions</text:p>
      <text:p text:style-name="P52">equipment</text:p>
      <text:p text:style-name="P52">equipmentDesignation</text:p>
      <text:p text:style-name="P52">pools</text:p>
      <text:p text:style-name="P52">lading</text:p>
      <text:p text:style-name="P52">waybills</text:p>
      <text:p text:style-name="Standard"/>
      <text:p text:style-name="P1">Linter- VS Code is using Black auto formatting as the default linter.</text:p>
      <text:p text:style-name="P2"/>
      <text:p text:style-name="P1">Testing- Testing will rely on Django's built in testing schema.</text:p>
      <text:p text:style-name="P1"/>
      <text:p text:style-name="P8">Chapter 3 – Framework</text:p>
      <text:p text:style-name="P6"/>
      <text:p text:style-name="P1">Part I - Users</text:p>
      <text:p text:style-name="P2">Real railroads are very much structured as hierarchies. As such, users of POPS are grouped by level.</text:p>
      <text:p text:style-name="P2">Director Level:</text:p>
      <text:p text:style-name="P53">Call it what you will, Director, Corridor Manager, Superintendent, there is one person who gets the Director Level job. They manage the ops session writ large.</text:p>
      <text:p text:style-name="P6">Dispatcher Level:</text:p>
      <text:p text:style-name="P53">Each division gets a dispatcher, who manages a section of the main line. If crew calling is done manually, that person also works at the dispatcher level. A dispatcher level person utilizes train crew personnel to operate main line events.</text:p>
      <text:p text:style-name="P6">Station Level:</text:p>
      <text:p text:style-name="P53">These are the yard masters, station masters, round house managers Etc. A Station Level person can utilize yard crew personnel to manage a group of tracks.</text:p>
      <text:p text:style-name="P6">Crew Level:</text:p>
      <text:p text:style-name="P53">Really the point of all this. Road crew can be assigned to specific jobs or pools. Pool boards are rotating.</text:p>
      <text:p text:style-name="P6">Note: dispatchers do not manage yard crews and station managers do not manage road crews.</text:p>
      <text:p text:style-name="P6"/>
      <text:p text:style-name="P6">Lines of Communication:</text:p>
      <text:p text:style-name="P6"><draw:frame draw:style-name="fr1" draw:name="graphics1" text:anchor-type="paragraph" svg:x="0.0165in" svg:y="0.1618in" svg:width="4.5752in" svg:height="4.0917in" draw:z-index="0"><draw:image xlink:href="Pictures/200000020000021C000001E32A99448F.eps" xlink:type="simple" xlink:show="embed" xlink:actuate="onLoad"/></draw:frame></text:p>
      <text:p text:style-name="P6"/>
      <text:p text:style-name="P1">Part II - Locales</text:p>
      <text:p text:style-name="P1"/>
      <text:p text:style-name="P1">Tracks-</text:p>
      <text:list xml:id="list6258341992967233569" text:style-name="L7">
        <text:list-item>
          <text:p text:style-name="P18">Defining tracks is mandatory.</text:p>
        </text:list-item>
        <text:list-item>
          <text:p text:style-name="P18"><text:soft-page-break/>All tracks are managed.</text:p>
        </text:list-item>
        <text:list-item>
          <text:p text:style-name="P18">A track is either an endpoint or a way point, independent of its primary use.</text:p>
        </text:list-item>
        <text:list-item>
          <text:p text:style-name="P18">More than one track can have the same name, but they must be in different groups or locations.</text:p>
        </text:list-item>
      </text:list>
      <text:p text:style-name="P2"/>
      <text:p text:style-name="P2">Giving more than one track or location the same name can lead to confusion, it is up to the operators to keep this sorted.</text:p>
      <text:p text:style-name="Standard"/>
      <text:p text:style-name="Standard">The following table lists some common types of tracks and how they would be defined in POPS.</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on Name</text:p>
            </table:table-cell>
            <table:table-cell table:style-name="Table1.A1" office:value-type="string">
              <text:p text:style-name="Table_20_Heading">Endpoint</text:p>
            </table:table-cell>
            <table:table-cell table:style-name="Table1.C1" office:value-type="string">
              <text:p text:style-name="Table_20_Heading">Way Point</text:p>
            </table:table-cell>
          </table:table-row>
        </table:table-header-rows>
        <table:table-row>
          <table:table-cell table:style-name="Table1.A2" office:value-type="string">
            <text:p text:style-name="Table_20_Contents">Spur</text:p>
          </table:table-cell>
          <table:table-cell table:style-name="Table1.A2" office:value-type="string">
            <text:p text:style-name="P54">X</text:p>
          </table:table-cell>
          <table:table-cell table:style-name="Table1.C2" office:value-type="string">
            <text:p text:style-name="Table_20_Contents"/>
          </table:table-cell>
        </table:table-row>
        <table:table-row>
          <table:table-cell table:style-name="Table1.A2" office:value-type="string">
            <text:p text:style-name="Table_20_Contents">Interchange</text:p>
          </table:table-cell>
          <table:table-cell table:style-name="Table1.A2" office:value-type="string">
            <text:p text:style-name="P54">X</text:p>
          </table:table-cell>
          <table:table-cell table:style-name="Table1.C2" office:value-type="string">
            <text:p text:style-name="P54">X</text:p>
          </table:table-cell>
        </table:table-row>
        <table:table-row>
          <table:table-cell table:style-name="Table1.A2" office:value-type="string">
            <text:p text:style-name="Table_20_Contents">Staging</text:p>
          </table:table-cell>
          <table:table-cell table:style-name="Table1.A2" office:value-type="string">
            <text:p text:style-name="P54">X</text:p>
          </table:table-cell>
          <table:table-cell table:style-name="Table1.C2" office:value-type="string">
            <text:p text:style-name="P54"/>
          </table:table-cell>
        </table:table-row>
        <table:table-row>
          <table:table-cell table:style-name="Table1.A2" office:value-type="string">
            <text:p text:style-name="Table_20_Contents">Yard</text:p>
          </table:table-cell>
          <table:table-cell table:style-name="Table1.A2" office:value-type="string">
            <text:p text:style-name="P54"/>
          </table:table-cell>
          <table:table-cell table:style-name="Table1.C2" office:value-type="string">
            <text:p text:style-name="P54">X</text:p>
          </table:table-cell>
        </table:table-row>
        <table:table-row>
          <table:table-cell table:style-name="Table1.A2" office:value-type="string">
            <text:p text:style-name="Table_20_Contents">Car Float</text:p>
          </table:table-cell>
          <table:table-cell table:style-name="Table1.A2" office:value-type="string">
            <text:p text:style-name="P54">X</text:p>
          </table:table-cell>
          <table:table-cell table:style-name="Table1.C2" office:value-type="string">
            <text:p text:style-name="P54"/>
          </table:table-cell>
        </table:table-row>
        <table:table-row>
          <table:table-cell table:style-name="Table1.A2" office:value-type="string">
            <text:p text:style-name="Table_20_Contents">Cartridge</text:p>
          </table:table-cell>
          <table:table-cell table:style-name="Table1.A2" office:value-type="string">
            <text:p text:style-name="P54">X</text:p>
          </table:table-cell>
          <table:table-cell table:style-name="Table1.C2" office:value-type="string">
            <text:p text:style-name="P54"/>
          </table:table-cell>
        </table:table-row>
        <table:table-row>
          <table:table-cell table:style-name="Table1.A2" office:value-type="string">
            <text:p text:style-name="Table_20_Contents">Loco Stall</text:p>
          </table:table-cell>
          <table:table-cell table:style-name="Table1.A2" office:value-type="string">
            <text:p text:style-name="P54">X</text:p>
          </table:table-cell>
          <table:table-cell table:style-name="Table1.C2" office:value-type="string">
            <text:p text:style-name="P54"/>
          </table:table-cell>
        </table:table-row>
        <table:table-row>
          <table:table-cell table:style-name="Table1.A2" office:value-type="string">
            <text:p text:style-name="Table_20_Contents">Passenger Platform</text:p>
          </table:table-cell>
          <table:table-cell table:style-name="Table1.A2" office:value-type="string">
            <text:p text:style-name="P54">X</text:p>
          </table:table-cell>
          <table:table-cell table:style-name="Table1.C2" office:value-type="string">
            <text:p text:style-name="P54">X</text:p>
          </table:table-cell>
        </table:table-row>
        <table:table-row>
          <table:table-cell table:style-name="Table1.A2" office:value-type="string">
            <text:p text:style-name="Table_20_Contents">Caboose Track</text:p>
          </table:table-cell>
          <table:table-cell table:style-name="Table1.A2" office:value-type="string">
            <text:p text:style-name="P54">X</text:p>
          </table:table-cell>
          <table:table-cell table:style-name="Table1.C2" office:value-type="string">
            <text:p text:style-name="P54"/>
          </table:table-cell>
        </table:table-row>
        <table:table-row>
          <table:table-cell table:style-name="Table1.A2" office:value-type="string">
            <text:p text:style-name="Table_20_Contents">Ice Platform</text:p>
          </table:table-cell>
          <table:table-cell table:style-name="Table1.A2" office:value-type="string">
            <text:p text:style-name="P54">X</text:p>
          </table:table-cell>
          <table:table-cell table:style-name="Table1.C2" office:value-type="string">
            <text:p text:style-name="P54">X</text:p>
          </table:table-cell>
        </table:table-row>
        <table:table-row>
          <table:table-cell table:style-name="Table1.A2" office:value-type="string">
            <text:p text:style-name="Table_20_Contents">RIP Track</text:p>
          </table:table-cell>
          <table:table-cell table:style-name="Table1.A2" office:value-type="string">
            <text:p text:style-name="P54">X</text:p>
          </table:table-cell>
          <table:table-cell table:style-name="Table1.C2" office:value-type="string">
            <text:p text:style-name="P54"/>
          </table:table-cell>
        </table:table-row>
      </table:table>
      <text:p text:style-name="P2"/>
      <text:p text:style-name="P1">Track Groups-</text:p>
      <text:list xml:id="list5464206104989528006" text:style-name="L6">
        <text:list-item>
          <text:p text:style-name="P17">User defined track groups are optional.</text:p>
        </text:list-item>
        <text:list-item>
          <text:p text:style-name="P17">A collection of tracks may be grouped together.</text:p>
        </text:list-item>
        <text:list-item>
          <text:p text:style-name="P17">Track groups are managed.</text:p>
        </text:list-item>
        <text:list-item>
          <text:p text:style-name="P17">Version 1: Before the beginning of an ops session, the director will assign a person to manage each track group.</text:p>
        </text:list-item>
        <text:list-item>
          <text:p text:style-name="P17">Version 2: Before the beginning of an ops session, the director decides if the track group will be managed by a person or POPS.</text:p>
        </text:list-item>
        <text:list-item>
          <text:p text:style-name="P17">A track group can be assigned to more than one location if desired.</text:p>
        </text:list-item>
        <text:list-item>
          <text:p text:style-name="P17">All track group names must be unique.</text:p>
        </text:list-item>
      </text:list>
      <text:p text:style-name="P2"/>
      <text:p text:style-name="P1">Locations-</text:p>
      <text:list xml:id="list7292859568602390974" text:style-name="L5">
        <text:list-item>
          <text:p text:style-name="P16">Using locations is mandatory.</text:p>
        </text:list-item>
        <text:list-item>
          <text:p text:style-name="P16">A location can only be assigned to one division.</text:p>
        </text:list-item>
        <text:list-item>
          <text:p text:style-name="P16">A location is made up of tracks and track groups.</text:p>
        </text:list-item>
        <text:list-item>
          <text:p text:style-name="P16">More than one location can have the same name, but they must be assigned to different divisions.</text:p>
        </text:list-item>
      </text:list>
      <text:p text:style-name="P2"/>
      <text:p text:style-name="P1">Divisions-</text:p>
      <text:p text:style-name="P2">Within the POPS framework, a division can be thought of as a collection or logical grouping of <text:soft-page-break/>locations.</text:p>
      <text:list xml:id="list3280789868040845233" text:style-name="L4">
        <text:list-item>
          <text:p text:style-name="P15">Using divisions is optional.</text:p>
        </text:list-item>
        <text:list-item>
          <text:p text:style-name="P15">If divisions are being use, then a dispatcher job will be created for each division.</text:p>
        </text:list-item>
        <text:list-item>
          <text:p text:style-name="P15">If divisions are not used, a single default dispatcher job will be created.</text:p>
        </text:list-item>
        <text:list-item>
          <text:p text:style-name="P15">Version 1: Before an ops session begins, the director will assign a person to each dispatcher position.</text:p>
        </text:list-item>
        <text:list-item>
          <text:p text:style-name="P15">Version 2: A dispatcher position may be automated by POPS.</text:p>
        </text:list-item>
        <text:list-item>
          <text:p text:style-name="P15">Each division name must be unique.</text:p>
        </text:list-item>
        <text:list-item>
          <text:p text:style-name="P15">The word 'Division' is being used by POPS, but the user can change it to something else.</text:p>
        </text:list-item>
      </text:list>
      <text:p text:style-name="P2"/>
      <text:p text:style-name="P1">Part II - Equipment</text:p>
      <text:p text:style-name="P2">Equipment refers to the rail cars and locomotives that traverse over the railroad. POPS classifies equipment into one of five categories:</text:p>
      <text:list xml:id="list1479256591964617536" text:style-name="L32">
        <text:list-item>
          <text:p text:style-name="P20">Locomotives</text:p>
        </text:list-item>
        <text:list-item>
          <text:p text:style-name="P20">Passenger Car</text:p>
        </text:list-item>
        <text:list-item>
          <text:p text:style-name="P20">Freight Car</text:p>
        </text:list-item>
        <text:list-item>
          <text:p text:style-name="P20">Non Revenue</text:p>
        </text:list-item>
        <text:list-item>
          <text:p text:style-name="P20">Municipal</text:p>
        </text:list-item>
      </text:list>
      <text:p text:style-name="P2">Refer to the appendix for definitions.</text:p>
      <text:p text:style-name="P2"/>
      <text:p text:style-name="P1">Equipment Designation-</text:p>
      <text:p text:style-name="P2">Over the history of railroads, many different systems of designating equipment have been used. This is an area of great variability. As such different systems will be kept in individual CSV files (or maybe XLS), which the user can easily edit. Each designation has two fields, name and description. These CSV files can be tailored to the particular era, railroad, and country being modeled. Upon selecting a CSV file, the contents are replaced into the equipmentDesignation table. Existing designations of equipment are not updated.</text:p>
      <text:p text:style-name="P2"/>
      <text:p text:style-name="P1">Waybills-</text:p>
      <text:list xml:id="list7047323336608575930" text:style-name="L8">
        <text:list-item>
          <text:p text:style-name="P23">Waybills are automatically generated by POPS and are associated with a piece of equipment.</text:p>
        </text:list-item>
        <text:list-item>
          <text:p text:style-name="P23">One waybill per equipment.</text:p>
        </text:list-item>
        <text:list-item>
          <text:p text:style-name="P23">Yard master level users can over ride the waybill and send equipment to a 'wrong' location.</text:p>
        </text:list-item>
        <text:list-item>
          <text:p text:style-name="P23">When equipment is delivered to an endpoint, the waybill for that equipment is deleted and None is entered into the equipment's waybill field.</text:p>
        </text:list-item>
      </text:list>
      <text:p text:style-name="P3"><text:span text:style-name="T2"/></text:p>
      <text:p text:style-name="P1">Part III - Trains</text:p>
      <text:p text:style-name="P2"/>
      <text:p text:style-name="P2">POPS base functionality distinguishes between three types of trains. The types refer to the rules under which they operate, not the physical expression of the train.</text:p>
      <text:p text:style-name="P2"/>
      <text:list xml:id="list493715716821741201" text:style-name="L33">
        <text:list-item>
          <text:p text:style-name="P21">Passenger</text:p>
        </text:list-item>
        <text:list-item>
          <text:p text:style-name="P21">Freight</text:p>
        </text:list-item>
        <text:list-item>
          <text:p text:style-name="P21">Work</text:p>
        </text:list-item>
      </text:list>
      <text:p text:style-name="P2"/>
      <text:p text:style-name="P2">Additionally, four types of service are available to each type of train.</text:p>
      <text:p text:style-name="P2"/>
      <text:list xml:id="list3974820973890421055" text:style-name="L34">
        <text:list-item>
          <text:p text:style-name="P22">Through</text:p>
        </text:list-item>
        <text:list-item>
          <text:p text:style-name="P22"><text:soft-page-break/>Hauler</text:p>
        </text:list-item>
        <text:list-item>
          <text:p text:style-name="P22">Turn</text:p>
        </text:list-item>
        <text:list-item>
          <text:p text:style-name="P22">Local</text:p>
        </text:list-item>
      </text:list>
      <text:p text:style-name="P2">Refer to the appendix for definitions.</text:p>
      <text:p text:style-name="P2">The type of service assigned to a train does not necessarily reflect the physical expression of the train. </text:p>
      <text:p text:style-name="P2"/>
      <text:p text:style-name="P2">Example 1. Consider a train the public might call a passenger local, which departs a depot and travels to the end of the line, terminates, and returns under a new symbol. While the public might consider this to be a passenger local, and is called such in a public timetable, the railroad might run it as Freight-Through. Freight to reflect its priority on the main, and Through because it terminates and returns as a new symbol.</text:p>
      <text:p text:style-name="P2"/>
      <text:p text:style-name="P2">Example 2. Consider a blue ribbon passenger train that travels from one staging to another staging, and sets out a diner and baggage express car along the way. The public timetable would call this train a through train but the railroad would consider it a hauler since it does work in route, and so the train would be run as Passenger-Hauler.</text:p>
      <text:p text:style-name="P2"/>
      <text:p text:style-name="P1">Part IV – Crew Segments</text:p>
      <text:p text:style-name="P2"/>
      <text:p text:style-name="P2">Trains are routed from one place to another using the idea of crew segments. Crew segments are like building blocks in that they are segments of a trains total trip that are assembled into a trains total route. A crew segment can be used to route more than one train. Crew segments are the basis upon which rail cars are routed. Consider the following:</text:p>
      <text:p text:style-name="P2"/>
      <text:p text:style-name="P2"><draw:frame draw:style-name="fr2" draw:name="graphics2" text:anchor-type="paragraph" svg:width="6.9252in" svg:height="1.4807in" draw:z-index="1"><draw:image xlink:href="Pictures/20000002000001F90000006CB8AD8BB4.eps" xlink:type="simple" xlink:show="embed" xlink:actuate="onLoad"/></draw:frame>For a Train 1 to run between Town A and Town E via Town C, two crew segments would be attached to Train 1, one from Town A to Town B, and another from Town B to Town C to Town E. The crew segments would be attached to Train 1 in the order the train works. Crew segments work in one direction only, and are reusable for other trains.</text:p>
      <text:p text:style-name="P9"><text:span text:style-name="T2">Chapter 4 – </text:span>Implementation-</text:p>
      <text:p text:style-name="P2">This chapter describes how the equipment can be routed around the model railroad.</text:p>
      <text:p text:style-name="P2"/>
      <text:p text:style-name="P1">Car Routing-</text:p>
      <text:p text:style-name="P2"/>
      <text:p text:style-name="P2">Create the car routing by running the crew segments end to beginning.</text:p>
      <text:p text:style-name="P2">End Location:</text:p>
      <text:p text:style-name="P2"><text:tab/>Create a demand for the End Location based on:</text:p>
      <text:p text:style-name="P2"><text:tab/><text:tab/>Train Classification</text:p>
      <text:p text:style-name="P2"><text:tab/><text:tab/>Type of track</text:p>
      <text:p text:style-name="P2"><text:tab/><text:tab/>Type of endpoint</text:p>
      <text:p text:style-name="P2"/>
      <text:p text:style-name="P2">Next to last Location:</text:p>
      <text:p text:style-name="P2"><text:tab/>Service demand:</text:p>
      <text:p text:style-name="P2"><text:tab/><text:tab/>End Location</text:p>
      <text:p text:style-name="P2"><text:tab/>Create a demand for the Next to last Location based on:</text:p>
      <text:p text:style-name="P2"><text:tab/><text:tab/>Train Classification</text:p>
      <text:p text:style-name="P2"><text:tab/><text:tab/>Type of track</text:p>
      <text:p text:style-name="P2"><text:tab/><text:tab/>Type of endpoint</text:p>
      <text:p text:style-name="P2"/>
      <text:p text:style-name="P2">Next to next to last Location:</text:p>
      <text:p text:style-name="P2"><text:tab/>Service demand:</text:p>
      <text:p text:style-name="P2"><text:tab/><text:tab/>Next to last Location</text:p>
      <text:p text:style-name="P2"><text:tab/><text:tab/>End Location</text:p>
      <text:p text:style-name="P2"><text:tab/>Create a demand for the Next to next to last Location based on:</text:p>
      <text:p text:style-name="P2"><text:tab/><text:tab/>Train Classification</text:p>
      <text:p text:style-name="P2"><text:tab/><text:tab/>Type of track</text:p>
      <text:p text:style-name="P2"><text:tab/><text:tab/>Type of endpoint</text:p>
      <text:p text:style-name="P2"/>
      <text:p text:style-name="P2">Etc.</text:p>
      <text:p text:style-name="P2"/>
      <text:p text:style-name="P2">Start Location:</text:p>
      <text:p text:style-name="P2"><text:tab/>Service demand:</text:p>
      <text:p text:style-name="P2"><text:tab/><text:tab/>Etc.</text:p>
      <text:p text:style-name="P2"><text:tab/><text:tab/>Next to next to last Location</text:p>
      <text:p text:style-name="P2"><text:tab/><text:tab/>Next to last Location</text:p>
      <text:p text:style-name="P2"><text:tab/><text:tab/>End Location</text:p>
      <text:p text:style-name="P2"/>
      <text:p text:style-name="P2">Note 1: There are several schema that can be used to service demand. They should be coded as modules that can be user selected. The selected module is applied on a per train basis.</text:p>
      <text:p text:style-name="P2"/>
      <text:p text:style-name="P2">Note2: There are several schema that can be used to create demand. They should be coded as modules that can be user selected. ?The selected module is applied on a per train basis?</text:p>
      <text:p text:style-name="P2"/>
      <text:p text:style-name="P48"><text:span text:style-name="T3">Chapter 7 - Appendix</text:span></text:p>
      <text:p text:style-name="Standard"/>
      <text:p text:style-name="P5">General terminology:</text:p>
      <text:p text:style-name="Standard">Personnel: </text:p>
      <text:list xml:id="list3796371463627940375" text:style-name="L9">
        <text:list-item>
          <text:p text:style-name="P24">Someone who is being paid to be on the property.</text:p>
        </text:list-item>
        <text:list-item>
          <text:p text:style-name="P24">The people who operate the railroad.</text:p>
        </text:list-item>
      </text:list>
      <text:p text:style-name="Standard"/>
      <text:p text:style-name="Standard">Passenger:</text:p>
      <text:list xml:id="list6649278035391799869" text:style-name="L10">
        <text:list-item>
          <text:p text:style-name="P25">A person who is paying to be transported by the carrier.</text:p>
        </text:list-item>
      </text:list>
      <text:p text:style-name="Standard"/>
      <text:p text:style-name="Standard">Customer:</text:p>
      <text:list xml:id="list3936684420485220103" text:style-name="L11">
        <text:list-item>
          <text:p text:style-name="P26">A line side business that generates revenue for the carrier.</text:p>
        </text:list-item>
      </text:list>
      <text:p text:style-name="P4"/>
      <text:p text:style-name="Standard">Lading:</text:p>
      <text:list xml:id="list9106530774162981900" text:style-name="L12">
        <text:list-item>
          <text:p text:style-name="P27">Revenue generating matter being carried.</text:p>
        </text:list-item>
      </text:list>
      <text:p text:style-name="Standard"/>
      <text:p text:style-name="Standard">Material:</text:p>
      <text:list xml:id="list4575595179350944992" text:style-name="L13">
        <text:list-item>
          <text:p text:style-name="P28">Non revenue matter being carried.</text:p>
        </text:list-item>
      </text:list>
      <text:p text:style-name="Standard"/>
      <text:p text:style-name="Standard">Traffic:</text:p>
      <text:list xml:id="list3430515835286745456" text:style-name="L14">
        <text:list-item>
          <text:p text:style-name="P29">The number of revenue generating car movements.</text:p>
        </text:list-item>
      </text:list>
      <text:p text:style-name="Standard"/>
      <text:p text:style-name="P5">Terminology of equipment:</text:p>
      <text:p text:style-name="Standard">Locomotive:</text:p>
      <text:list xml:id="list8910254303271054522" text:style-name="L15">
        <text:list-item>
          <text:p text:style-name="P30">Self propelled.</text:p>
        </text:list-item>
        <text:list-item>
          <text:p text:style-name="P30">Operated by an employee.</text:p>
        </text:list-item>
      </text:list>
      <text:p text:style-name="Standard">Passenger Car:</text:p>
      <text:list xml:id="list4758419170601852968" text:style-name="L16">
        <text:list-item>
          <text:p text:style-name="P31">Primary purpose is to carry passengers.</text:p>
        </text:list-item>
        <text:list-item>
          <text:p text:style-name="P31">May also carry employees or lading.</text:p>
        </text:list-item>
      </text:list>
      <text:p text:style-name="Standard">Freight Car:</text:p>
      <text:list xml:id="list2210425361831129957" text:style-name="L17">
        <text:list-item>
          <text:p text:style-name="P32">Primary purpose is to carry lading.</text:p>
        </text:list-item>
        <text:list-item>
          <text:p text:style-name="P32">May also carry employees.</text:p>
        </text:list-item>
        <text:list-item>
          <text:p text:style-name="P32">Freight cars may be rated to operate in trains classified as passenger.</text:p>
        </text:list-item>
      </text:list>
      <text:p text:style-name="Standard">Non revenue:</text:p>
      <text:list xml:id="list1809527233172214193" text:style-name="L18">
        <text:list-item>
          <text:p text:style-name="P33">Primary purpose is to carry employees or material.</text:p>
        </text:list-item>
        <text:list-item>
          <text:p text:style-name="P33">May be self propelled.</text:p>
        </text:list-item>
      </text:list>
      <text:p text:style-name="Standard">Municipal:</text:p>
      <text:list xml:id="list1284202301218946571" text:style-name="L19">
        <text:list-item>
          <text:p text:style-name="P34">Self propelled.</text:p>
        </text:list-item>
        <text:list-item>
          <text:p text:style-name="P34">Primary purpose is to carry passengers.</text:p>
        </text:list-item>
        <text:list-item>
          <text:p text:style-name="P34">May also carry lading.</text:p>
        </text:list-item>
      </text:list>
      <text:p text:style-name="Standard"/>
      <text:p text:style-name="P5">Terminology of trains:</text:p>
      <text:p text:style-name="Standard">Passenger</text:p>
      <text:list xml:id="list4976255409475437747" text:style-name="L20">
        <text:list-item>
          <text:p text:style-name="P35">Priority over all other trains.</text:p>
        </text:list-item>
        <text:list-item>
          <text:p text:style-name="P35">Can operate at speeds marked 'Passenger' in the time table and rule book.</text:p>
        </text:list-item>
        <text:list-item>
          <text:p text:style-name="P35">May include priority freight equipment.</text:p>
        </text:list-item>
      </text:list>
      <text:p text:style-name="Standard">Freight</text:p>
      <text:list xml:id="list6872973386097232466" text:style-name="L21">
        <text:list-item>
          <text:p text:style-name="P36"><text:soft-page-break/>A lower priority than passenger trains</text:p>
        </text:list-item>
        <text:list-item>
          <text:p text:style-name="P36">Must operate at speeds marked 'Freight' in the time table and rule book.</text:p>
        </text:list-item>
      </text:list>
      <text:p text:style-name="Standard">Work</text:p>
      <text:list xml:id="list3883110527747615783" text:style-name="L22">
        <text:list-item>
          <text:p text:style-name="P37">Lowest priority trains.</text:p>
        </text:list-item>
        <text:list-item>
          <text:p text:style-name="P37">Typically non revenue railroad owned equipment.</text:p>
        </text:list-item>
      </text:list>
      <text:p text:style-name="Standard"/>
      <text:p text:style-name="P5">Terminology of service:</text:p>
      <text:p text:style-name="Standard">Through</text:p>
      <text:list xml:id="list758247160137193120" text:style-name="L23">
        <text:list-item>
          <text:p text:style-name="P38">Operates under one symbol.</text:p>
        </text:list-item>
        <text:list-item>
          <text:p text:style-name="P38">Originate and terminate at different places.</text:p>
        </text:list-item>
        <text:list-item>
          <text:p text:style-name="P38">No work en route.</text:p>
        </text:list-item>
        <text:list-item>
          <text:p text:style-name="P38">Can change engines.</text:p>
        </text:list-item>
        <text:list-item>
          <text:p text:style-name="P38">Can change caboose.</text:p>
        </text:list-item>
        <text:list-item>
          <text:p text:style-name="P38">Can change crews.</text:p>
        </text:list-item>
      </text:list>
      <text:p text:style-name="Standard">Hauler</text:p>
      <text:list xml:id="list8406310482648452639" text:style-name="L24">
        <text:list-item>
          <text:p text:style-name="P39">Operates under one symbol for each direction.</text:p>
        </text:list-item>
        <text:list-item>
          <text:p text:style-name="P39">Originate and terminate at different places.</text:p>
        </text:list-item>
        <text:list-item>
          <text:p text:style-name="P39">Does work en route, only S/O, P/U.</text:p>
        </text:list-item>
        <text:list-item>
          <text:p text:style-name="P39">Can change engines.</text:p>
        </text:list-item>
        <text:list-item>
          <text:p text:style-name="P39">Can change caboose.</text:p>
        </text:list-item>
        <text:list-item>
          <text:p text:style-name="P39">Can change crews.</text:p>
        </text:list-item>
      </text:list>
      <text:p text:style-name="Standard">Turn</text:p>
      <text:list xml:id="list3337350988616808603" text:style-name="L25">
        <text:list-item>
          <text:p text:style-name="P40">Operates under one symbol.</text:p>
        </text:list-item>
        <text:list-item>
          <text:p text:style-name="P40">Originate and terminate at the same terminal.</text:p>
        </text:list-item>
        <text:list-item>
          <text:p text:style-name="P40">Does work en route, S/O P/U Spots Pulls.</text:p>
        </text:list-item>
        <text:list-item>
          <text:p text:style-name="P40">Can change engines at the turn.</text:p>
        </text:list-item>
        <text:list-item>
          <text:p text:style-name="P40">Turns at a terminal with a new train.</text:p>
        </text:list-item>
        <text:list-item>
          <text:p text:style-name="P40">One caboose.</text:p>
        </text:list-item>
        <text:list-item>
          <text:p text:style-name="P40">One crew.</text:p>
        </text:list-item>
      </text:list>
      <text:p text:style-name="Standard">Local</text:p>
      <text:list xml:id="list7562349577188268448" text:style-name="L26">
        <text:list-item>
          <text:p text:style-name="P41">Operates under one symbol.</text:p>
        </text:list-item>
        <text:list-item>
          <text:p text:style-name="P41">Originate and terminate at the same place.</text:p>
        </text:list-item>
        <text:list-item>
          <text:p text:style-name="P41">Has intermediate crew segments.</text:p>
        </text:list-item>
        <text:list-item>
          <text:p text:style-name="P41">Does work en route, S/O P/U Spots Pulls.</text:p>
        </text:list-item>
        <text:list-item>
          <text:p text:style-name="P41">Can turn anywhere.</text:p>
        </text:list-item>
        <text:list-item>
          <text:p text:style-name="P41">One engine.</text:p>
        </text:list-item>
        <text:list-item>
          <text:p text:style-name="P41">One caboose.</text:p>
        </text:list-item>
        <text:list-item>
          <text:p text:style-name="P41">One crew.</text:p>
        </text:list-item>
      </text:list>
      <text:p text:style-name="P4"/>
      <text:p text:style-name="P5">Terminology of work:</text:p>
      <text:p text:style-name="Standard">Spot</text:p>
      <text:list xml:id="list3897366773546969929" text:style-name="L27">
        <text:list-item>
          <text:p text:style-name="P42">For work that would be considered to be in direct service to a customer.</text:p>
        </text:list-item>
        <text:list-item>
          <text:p text:style-name="P42">Deliver the equipment to a customer.</text:p>
        </text:list-item>
      </text:list>
      <text:p text:style-name="Standard">Pull</text:p>
      <text:list xml:id="list30577895" text:continue-numbering="true" text:style-name="L27">
        <text:list-item>
          <text:p text:style-name="P42">For work that would be considered to be in direct service to a customer.</text:p>
        </text:list-item>
        <text:list-item>
          <text:p text:style-name="P42">Receive the equipment from a customer</text:p>
        </text:list-item>
      </text:list>
      <text:p text:style-name="Standard"><text:soft-page-break/>Set Out</text:p>
      <text:list xml:id="list3830125138095027526" text:style-name="L28">
        <text:list-item>
          <text:p text:style-name="P43">For intermediate work such as servicing an interchange.</text:p>
        </text:list-item>
        <text:list-item>
          <text:p text:style-name="P43">For completed work at a staging track.</text:p>
        </text:list-item>
        <text:list-item>
          <text:p text:style-name="P43">Deliver the equipment to a track.</text:p>
        </text:list-item>
      </text:list>
      <text:p text:style-name="Standard">Pick Up</text:p>
      <text:list xml:id="list30590250" text:continue-numbering="true" text:style-name="L28">
        <text:list-item>
          <text:p text:style-name="P43">For intermediate work such as servicing an interchange.</text:p>
        </text:list-item>
        <text:list-item>
          <text:p text:style-name="P43">For initial work at a staging track.</text:p>
        </text:list-item>
        <text:list-item>
          <text:p text:style-name="P43">Receive the equipment from a track.</text:p>
        </text:list-item>
      </text:list>
      <text:p text:style-name="Standard"/>
      <text:p text:style-name="P5">Terminology of tracks:</text:p>
      <text:p text:style-name="Standard">Endpoint</text:p>
      <text:list xml:id="list6125020859526617147" text:style-name="L29">
        <text:list-item>
          <text:p text:style-name="P44">A track where a piece of equipment begins or ends its journey.</text:p>
        </text:list-item>
        <text:list-item>
          <text:p text:style-name="P44">Old waybills are deleted at an endpoint.</text:p>
        </text:list-item>
        <text:list-item>
          <text:p text:style-name="P44">New waybills are created at an endpoint.</text:p>
        </text:list-item>
      </text:list>
      <text:p text:style-name="Standard">Way point</text:p>
      <text:list xml:id="list5979537209977133651" text:style-name="L30">
        <text:list-item>
          <text:p text:style-name="P45">An intermediate stop along a piece of equipment's journey.</text:p>
        </text:list-item>
      </text:list>
      <text:p text:style-name="Standard">Turn Around</text:p>
      <text:list xml:id="list5955580501367194238" text:style-name="L31">
        <text:list-item>
          <text:p text:style-name="P46">A type of endpoint that is not switched.</text:p>
        </text:list-item>
        <text:list-item>
          <text:p text:style-name="P19">All the equipment is picked 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Ritacco</meta:initial-creator>
    <meta:creation-date>2024-01-19T09:38:31.94</meta:creation-date>
    <dc:date>2024-02-13T10:33:28.06</dc:date>
    <dc:creator>Greg Ritacco</dc:creator>
    <meta:editing-duration>P4DT21H53S</meta:editing-duration>
    <meta:editing-cycles>47</meta:editing-cycles>
    <meta:generator>OpenOffice/4.1.14$Win32 OpenOffice.org_project/4114m1$Build-9811</meta:generator>
    <meta:document-statistic meta:table-count="1" meta:image-count="2" meta:object-count="0" meta:page-count="11" meta:paragraph-count="300" meta:word-count="2346" meta:character-count="13151"/>
  </office:meta>
</office:document-meta>
</file>